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41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6f9d4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ased on: <text:span text:style-name="T1">Lipo Voltage Chart: Show the Relationship of Voltage and Capacity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s://blog.ampow.com/lipo-voltage-chart/" xlink:type="simple">https://blog.ampow.com/lipo-voltage-chart/</text:a>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18" table:default-cell-style-name="ce5"/>
        <table:table-row table:style-name="ro2">
          <table:table-cell table:style-name="ce2" office:value-type="string" calcext:value-type="string">
            <text:p>milliVolts</text:p>
          </table:table-cell>
          <table:table-cell table:style-name="ce2" office:value-type="string" calcext:value-type="string">
            <text:p>Charge %</text:p>
          </table:table-cell>
          <table:table-cell table:style-name="ce2" office:value-type="string" calcext:value-type="string">
            <text:p>ADC reading</text:p>
          </table:table-cell>
          <table:table-cell table:style-name="ce2" office:value-type="string" calcext:value-type="string">
            <text:p>ADC²</text:p>
          </table:table-cell>
          <table:table-cell table:style-name="ce2" office:value-type="string" calcext:value-type="string">
            <text:p>ADC³</text:p>
          </table:table-cell>
          <table:table-cell table:style-name="ce2" office:value-type="string" calcext:value-type="string">
            <text:p>ADC⁴</text:p>
          </table:table-cell>
          <table:table-cell table:style-name="ce2"/>
          <table:table-cell table:style-name="ce2" office:value-type="string" calcext:value-type="string">
            <text:p>Grade4</text:p>
          </table:table-cell>
          <table:table-cell table:style-name="ce2" office:value-type="string" calcext:value-type="string">
            <text:p>Grade3</text:p>
          </table:table-cell>
          <table:table-cell table:style-name="ce2" office:value-type="string" calcext:value-type="string">
            <text:p>Grade2</text:p>
          </table:table-cell>
          <table:table-cell table:style-name="ce2" office:value-type="string" calcext:value-type="string">
            <text:p>AdHoc</text:p>
          </table:table-cell>
          <table:table-cell table:style-name="ce2" table:number-columns-repeated="1013"/>
        </table:table-row>
        <table:table-row table:style-name="ro2">
          <table:table-cell table:style-name="ce3" office:value-type="float" office:value="4200" calcext:value-type="float">
            <text:p>4200</text:p>
          </table:table-cell>
          <table:table-cell table:style-name="ce11" office:value-type="float" office:value="100" calcext:value-type="float">
            <text:p>100</text:p>
          </table:table-cell>
          <table:table-cell table:formula="of:=ROUND(([.$A2]*4096)/6600;0)" office:value-type="float" office:value="2607" calcext:value-type="float">
            <text:p>2607</text:p>
          </table:table-cell>
          <table:table-cell table:formula="of:=[.C2]*[.C2]" office:value-type="float" office:value="6796449" calcext:value-type="float">
            <text:p>6796449</text:p>
          </table:table-cell>
          <table:table-cell table:formula="of:=[.D2]*[.C2]" office:value-type="float" office:value="17718342543" calcext:value-type="float">
            <text:p>17718342543</text:p>
          </table:table-cell>
          <table:table-cell table:formula="of:=[.C2]*[.E2]" office:value-type="float" office:value="46191719009601" calcext:value-type="float">
            <text:p>46191719009601</text:p>
          </table:table-cell>
          <table:table-cell/>
          <table:table-cell table:formula="of:=ROUND([.$A$27]*[.F2]+[.$B$27]*[.E2]+[.$C$27]*[.D2]+[.$D$27]*[.C2]+[.$E$27];0)" office:value-type="float" office:value="98" calcext:value-type="float">
            <text:p>98</text:p>
          </table:table-cell>
          <table:table-cell table:formula="of:=ROUND([.$A$31]*[.E2]+[.$B$31]*[.D2]+[.$C$31]*[.C2]+[.$D$31])" office:value-type="float" office:value="96" calcext:value-type="float">
            <text:p>96</text:p>
          </table:table-cell>
          <table:table-cell table:formula="of:=ROUND([.$A$35]*[.D2]+[.$B$35]*[.C2]+[.$C$35];0)" office:value-type="float" office:value="111" calcext:value-type="float">
            <text:p>111</text:p>
          </table:table-cell>
          <table:table-cell table:style-name="ce17" table:formula="of:=ROUND(40*([.C2]-2402)/205;0)+60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ce3" office:value-type="float" office:value="4150" calcext:value-type="float">
            <text:p>4150</text:p>
          </table:table-cell>
          <table:table-cell table:style-name="ce11" table:formula="of:=[.B2]-5" office:value-type="float" office:value="95" calcext:value-type="float">
            <text:p>95</text:p>
          </table:table-cell>
          <table:table-cell table:formula="of:=ROUND(([.$A3]*4096)/6600;0)" office:value-type="float" office:value="2576" calcext:value-type="float">
            <text:p>2576</text:p>
          </table:table-cell>
          <table:table-cell table:formula="of:=[.C3]*[.C3]" office:value-type="float" office:value="6635776" calcext:value-type="float">
            <text:p>6635776</text:p>
          </table:table-cell>
          <table:table-cell table:formula="of:=[.D3]*[.C3]" office:value-type="float" office:value="17093758976" calcext:value-type="float">
            <text:p>17093758976</text:p>
          </table:table-cell>
          <table:table-cell table:formula="of:=[.C3]*[.E3]" office:value-type="float" office:value="44033523122176" calcext:value-type="float">
            <text:p>44033523122176</text:p>
          </table:table-cell>
          <table:table-cell/>
          <table:table-cell table:formula="of:=ROUND([.$A$27]*[.F3]+[.$B$27]*[.E3]+[.$C$27]*[.D3]+[.$D$27]*[.C3]+[.$E$27];0)" office:value-type="float" office:value="95" calcext:value-type="float">
            <text:p>95</text:p>
          </table:table-cell>
          <table:table-cell table:formula="of:=ROUND([.$A$31]*[.E3]+[.$B$31]*[.D3]+[.$C$31]*[.C3]+[.$D$31])" office:value-type="float" office:value="95" calcext:value-type="float">
            <text:p>95</text:p>
          </table:table-cell>
          <table:table-cell table:formula="of:=ROUND([.$A$35]*[.D3]+[.$B$35]*[.C3]+[.$C$35];0)" office:value-type="float" office:value="100" calcext:value-type="float">
            <text:p>100</text:p>
          </table:table-cell>
          <table:table-cell table:style-name="ce17" table:formula="of:=ROUND(40*([.C3]-2402)/205;0)+60"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table:style-name="ce3" office:value-type="float" office:value="4110" calcext:value-type="float">
            <text:p>4110</text:p>
          </table:table-cell>
          <table:table-cell table:style-name="ce11" table:formula="of:=[.B3]-5" office:value-type="float" office:value="90" calcext:value-type="float">
            <text:p>90</text:p>
          </table:table-cell>
          <table:table-cell table:formula="of:=ROUND(([.$A4]*4096)/6600;0)" office:value-type="float" office:value="2551" calcext:value-type="float">
            <text:p>2551</text:p>
          </table:table-cell>
          <table:table-cell table:formula="of:=[.C4]*[.C4]" office:value-type="float" office:value="6507601" calcext:value-type="float">
            <text:p>6507601</text:p>
          </table:table-cell>
          <table:table-cell table:formula="of:=[.D4]*[.C4]" office:value-type="float" office:value="16600890151" calcext:value-type="float">
            <text:p>16600890151</text:p>
          </table:table-cell>
          <table:table-cell table:formula="of:=[.C4]*[.E4]" office:value-type="float" office:value="42348870775201" calcext:value-type="float">
            <text:p>42348870775201</text:p>
          </table:table-cell>
          <table:table-cell/>
          <table:table-cell table:formula="of:=ROUND([.$A$27]*[.F4]+[.$B$27]*[.E4]+[.$C$27]*[.D4]+[.$D$27]*[.C4]+[.$E$27];0)" office:value-type="float" office:value="92" calcext:value-type="float">
            <text:p>92</text:p>
          </table:table-cell>
          <table:table-cell table:formula="of:=ROUND([.$A$31]*[.E4]+[.$B$31]*[.D4]+[.$C$31]*[.C4]+[.$D$31])" office:value-type="float" office:value="93" calcext:value-type="float">
            <text:p>93</text:p>
          </table:table-cell>
          <table:table-cell table:formula="of:=ROUND([.$A$35]*[.D4]+[.$B$35]*[.C4]+[.$C$35];0)" office:value-type="float" office:value="92" calcext:value-type="float">
            <text:p>92</text:p>
          </table:table-cell>
          <table:table-cell table:style-name="ce17" table:formula="of:=ROUND(40*([.C4]-2402)/205;0)+60"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table:style-name="ce3" office:value-type="float" office:value="4080" calcext:value-type="float">
            <text:p>4080</text:p>
          </table:table-cell>
          <table:table-cell table:style-name="ce11" table:formula="of:=[.B4]-5" office:value-type="float" office:value="85" calcext:value-type="float">
            <text:p>85</text:p>
          </table:table-cell>
          <table:table-cell table:formula="of:=ROUND(([.$A5]*4096)/6600;0)" office:value-type="float" office:value="2532" calcext:value-type="float">
            <text:p>2532</text:p>
          </table:table-cell>
          <table:table-cell table:formula="of:=[.C5]*[.C5]" office:value-type="float" office:value="6411024" calcext:value-type="float">
            <text:p>6411024</text:p>
          </table:table-cell>
          <table:table-cell table:formula="of:=[.D5]*[.C5]" office:value-type="float" office:value="16232712768" calcext:value-type="float">
            <text:p>16232712768</text:p>
          </table:table-cell>
          <table:table-cell table:formula="of:=[.C5]*[.E5]" office:value-type="float" office:value="41101228728576" calcext:value-type="float">
            <text:p>41101228728576</text:p>
          </table:table-cell>
          <table:table-cell/>
          <table:table-cell table:formula="of:=ROUND([.$A$27]*[.F5]+[.$B$27]*[.E5]+[.$C$27]*[.D5]+[.$D$27]*[.C5]+[.$E$27];0)" office:value-type="float" office:value="89" calcext:value-type="float">
            <text:p>89</text:p>
          </table:table-cell>
          <table:table-cell table:formula="of:=ROUND([.$A$31]*[.E5]+[.$B$31]*[.D5]+[.$C$31]*[.C5]+[.$D$31])" office:value-type="float" office:value="90" calcext:value-type="float">
            <text:p>90</text:p>
          </table:table-cell>
          <table:table-cell table:formula="of:=ROUND([.$A$35]*[.D5]+[.$B$35]*[.C5]+[.$C$35];0)" office:value-type="float" office:value="86" calcext:value-type="float">
            <text:p>86</text:p>
          </table:table-cell>
          <table:table-cell table:style-name="ce17" table:formula="of:=ROUND(40*([.C5]-2402)/205;0)+60"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table:style-name="ce3" office:value-type="float" office:value="4020" calcext:value-type="float">
            <text:p>4020</text:p>
          </table:table-cell>
          <table:table-cell table:style-name="ce11" table:formula="of:=[.B5]-5" office:value-type="float" office:value="80" calcext:value-type="float">
            <text:p>80</text:p>
          </table:table-cell>
          <table:table-cell table:formula="of:=ROUND(([.$A6]*4096)/6600;0)" office:value-type="float" office:value="2495" calcext:value-type="float">
            <text:p>2495</text:p>
          </table:table-cell>
          <table:table-cell table:formula="of:=[.C6]*[.C6]" office:value-type="float" office:value="6225025" calcext:value-type="float">
            <text:p>6225025</text:p>
          </table:table-cell>
          <table:table-cell table:formula="of:=[.D6]*[.C6]" office:value-type="float" office:value="15531437375" calcext:value-type="float">
            <text:p>15531437375</text:p>
          </table:table-cell>
          <table:table-cell table:formula="of:=[.C6]*[.E6]" office:value-type="float" office:value="38750936250625" calcext:value-type="float">
            <text:p>38750936250625</text:p>
          </table:table-cell>
          <table:table-cell/>
          <table:table-cell table:formula="of:=ROUND([.$A$27]*[.F6]+[.$B$27]*[.E6]+[.$C$27]*[.D6]+[.$D$27]*[.C6]+[.$E$27];0)" office:value-type="float" office:value="81" calcext:value-type="float">
            <text:p>81</text:p>
          </table:table-cell>
          <table:table-cell table:formula="of:=ROUND([.$A$31]*[.E6]+[.$B$31]*[.D6]+[.$C$31]*[.C6]+[.$D$31])" office:value-type="float" office:value="82" calcext:value-type="float">
            <text:p>82</text:p>
          </table:table-cell>
          <table:table-cell table:formula="of:=ROUND([.$A$35]*[.D6]+[.$B$35]*[.C6]+[.$C$35];0)" office:value-type="float" office:value="74" calcext:value-type="float">
            <text:p>74</text:p>
          </table:table-cell>
          <table:table-cell table:style-name="ce17" table:formula="of:=ROUND(40*([.C6]-2402)/205;0)+60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table:style-name="ce3" office:value-type="float" office:value="3980" calcext:value-type="float">
            <text:p>3980</text:p>
          </table:table-cell>
          <table:table-cell table:style-name="ce11" table:formula="of:=[.B6]-5" office:value-type="float" office:value="75" calcext:value-type="float">
            <text:p>75</text:p>
          </table:table-cell>
          <table:table-cell table:formula="of:=ROUND(([.$A7]*4096)/6600;0)" office:value-type="float" office:value="2470" calcext:value-type="float">
            <text:p>2470</text:p>
          </table:table-cell>
          <table:table-cell table:formula="of:=[.C7]*[.C7]" office:value-type="float" office:value="6100900" calcext:value-type="float">
            <text:p>6100900</text:p>
          </table:table-cell>
          <table:table-cell table:formula="of:=[.D7]*[.C7]" office:value-type="float" office:value="15069223000" calcext:value-type="float">
            <text:p>15069223000</text:p>
          </table:table-cell>
          <table:table-cell table:formula="of:=[.C7]*[.E7]" office:value-type="float" office:value="37220980810000" calcext:value-type="float">
            <text:p>37220980810000</text:p>
          </table:table-cell>
          <table:table-cell/>
          <table:table-cell table:formula="of:=ROUND([.$A$27]*[.F7]+[.$B$27]*[.E7]+[.$C$27]*[.D7]+[.$D$27]*[.C7]+[.$E$27];0)" office:value-type="float" office:value="75" calcext:value-type="float">
            <text:p>75</text:p>
          </table:table-cell>
          <table:table-cell table:formula="of:=ROUND([.$A$31]*[.E7]+[.$B$31]*[.D7]+[.$C$31]*[.C7]+[.$D$31])" office:value-type="float" office:value="76" calcext:value-type="float">
            <text:p>76</text:p>
          </table:table-cell>
          <table:table-cell table:formula="of:=ROUND([.$A$35]*[.D7]+[.$B$35]*[.C7]+[.$C$35];0)" office:value-type="float" office:value="67" calcext:value-type="float">
            <text:p>67</text:p>
          </table:table-cell>
          <table:table-cell table:style-name="ce17" table:formula="of:=ROUND(40*([.C7]-2402)/205;0)+60"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table:style-name="ce3" office:value-type="float" office:value="3950" calcext:value-type="float">
            <text:p>3950</text:p>
          </table:table-cell>
          <table:table-cell table:style-name="ce11" table:formula="of:=[.B7]-5" office:value-type="float" office:value="70" calcext:value-type="float">
            <text:p>70</text:p>
          </table:table-cell>
          <table:table-cell table:formula="of:=ROUND(([.$A8]*4096)/6600;0)" office:value-type="float" office:value="2451" calcext:value-type="float">
            <text:p>2451</text:p>
          </table:table-cell>
          <table:table-cell table:formula="of:=[.C8]*[.C8]" office:value-type="float" office:value="6007401" calcext:value-type="float">
            <text:p>6007401</text:p>
          </table:table-cell>
          <table:table-cell table:formula="of:=[.D8]*[.C8]" office:value-type="float" office:value="14724139851" calcext:value-type="float">
            <text:p>14724139851</text:p>
          </table:table-cell>
          <table:table-cell table:formula="of:=[.C8]*[.E8]" office:value-type="float" office:value="36088866774801" calcext:value-type="float">
            <text:p>36088866774801</text:p>
          </table:table-cell>
          <table:table-cell/>
          <table:table-cell table:formula="of:=ROUND([.$A$27]*[.F8]+[.$B$27]*[.E8]+[.$C$27]*[.D8]+[.$D$27]*[.C8]+[.$E$27];0)" office:value-type="float" office:value="70" calcext:value-type="float">
            <text:p>70</text:p>
          </table:table-cell>
          <table:table-cell table:formula="of:=ROUND([.$A$31]*[.E8]+[.$B$31]*[.D8]+[.$C$31]*[.C8]+[.$D$31])" office:value-type="float" office:value="70" calcext:value-type="float">
            <text:p>70</text:p>
          </table:table-cell>
          <table:table-cell table:formula="of:=ROUND([.$A$35]*[.D8]+[.$B$35]*[.C8]+[.$C$35];0)" office:value-type="float" office:value="62" calcext:value-type="float">
            <text:p>62</text:p>
          </table:table-cell>
          <table:table-cell table:style-name="ce17" table:formula="of:=ROUND(40*([.C8]-2402)/205;0)+60"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table:style-name="ce3" office:value-type="float" office:value="3910" calcext:value-type="float">
            <text:p>3910</text:p>
          </table:table-cell>
          <table:table-cell table:style-name="ce11" table:formula="of:=[.B8]-5" office:value-type="float" office:value="65" calcext:value-type="float">
            <text:p>65</text:p>
          </table:table-cell>
          <table:table-cell table:formula="of:=ROUND(([.$A9]*4096)/6600;0)" office:value-type="float" office:value="2427" calcext:value-type="float">
            <text:p>2427</text:p>
          </table:table-cell>
          <table:table-cell table:formula="of:=[.C9]*[.C9]" office:value-type="float" office:value="5890329" calcext:value-type="float">
            <text:p>5890329</text:p>
          </table:table-cell>
          <table:table-cell table:formula="of:=[.D9]*[.C9]" office:value-type="float" office:value="14295828483" calcext:value-type="float">
            <text:p>14295828483</text:p>
          </table:table-cell>
          <table:table-cell table:formula="of:=[.C9]*[.E9]" office:value-type="float" office:value="34695975728241" calcext:value-type="float">
            <text:p>34695975728241</text:p>
          </table:table-cell>
          <table:table-cell/>
          <table:table-cell table:formula="of:=ROUND([.$A$27]*[.F9]+[.$B$27]*[.E9]+[.$C$27]*[.D9]+[.$D$27]*[.C9]+[.$E$27];0)" office:value-type="float" office:value="63" calcext:value-type="float">
            <text:p>63</text:p>
          </table:table-cell>
          <table:table-cell table:formula="of:=ROUND([.$A$31]*[.E9]+[.$B$31]*[.D9]+[.$C$31]*[.C9]+[.$D$31])" office:value-type="float" office:value="63" calcext:value-type="float">
            <text:p>63</text:p>
          </table:table-cell>
          <table:table-cell table:formula="of:=ROUND([.$A$35]*[.D9]+[.$B$35]*[.C9]+[.$C$35];0)" office:value-type="float" office:value="55" calcext:value-type="float">
            <text:p>55</text:p>
          </table:table-cell>
          <table:table-cell table:style-name="ce17" table:formula="of:=ROUND(40*([.C9]-2402)/205;0)+60"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table:style-name="ce3" office:value-type="float" office:value="3870" calcext:value-type="float">
            <text:p>3870</text:p>
          </table:table-cell>
          <table:table-cell table:style-name="ce11" table:formula="of:=[.B9]-5" office:value-type="float" office:value="60" calcext:value-type="float">
            <text:p>60</text:p>
          </table:table-cell>
          <table:table-cell table:formula="of:=ROUND(([.$A10]*4096)/6600;0)" office:value-type="float" office:value="2402" calcext:value-type="float">
            <text:p>2402</text:p>
          </table:table-cell>
          <table:table-cell table:formula="of:=[.C10]*[.C10]" office:value-type="float" office:value="5769604" calcext:value-type="float">
            <text:p>5769604</text:p>
          </table:table-cell>
          <table:table-cell table:formula="of:=[.D10]*[.C10]" office:value-type="float" office:value="13858588808" calcext:value-type="float">
            <text:p>13858588808</text:p>
          </table:table-cell>
          <table:table-cell table:formula="of:=[.C10]*[.E10]" office:value-type="float" office:value="33288330316816" calcext:value-type="float">
            <text:p>33288330316816</text:p>
          </table:table-cell>
          <table:table-cell/>
          <table:table-cell table:formula="of:=ROUND([.$A$27]*[.F10]+[.$B$27]*[.E10]+[.$C$27]*[.D10]+[.$D$27]*[.C10]+[.$E$27];0)" office:value-type="float" office:value="55" calcext:value-type="float">
            <text:p>55</text:p>
          </table:table-cell>
          <table:table-cell table:formula="of:=ROUND([.$A$31]*[.E10]+[.$B$31]*[.D10]+[.$C$31]*[.C10]+[.$D$31])" office:value-type="float" office:value="54" calcext:value-type="float">
            <text:p>54</text:p>
          </table:table-cell>
          <table:table-cell table:formula="of:=ROUND([.$A$35]*[.D10]+[.$B$35]*[.C10]+[.$C$35];0)" office:value-type="float" office:value="49" calcext:value-type="float">
            <text:p>49</text:p>
          </table:table-cell>
          <table:table-cell table:style-name="ce18" table:formula="of:=ROUND(50*([.C10]-2290)/112;0)+10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3" office:value-type="float" office:value="3850" calcext:value-type="float">
            <text:p>3850</text:p>
          </table:table-cell>
          <table:table-cell table:style-name="ce11" table:formula="of:=[.B10]-5" office:value-type="float" office:value="55" calcext:value-type="float">
            <text:p>55</text:p>
          </table:table-cell>
          <table:table-cell table:formula="of:=ROUND(([.$A11]*4096)/6600;0)" office:value-type="float" office:value="2389" calcext:value-type="float">
            <text:p>2389</text:p>
          </table:table-cell>
          <table:table-cell table:formula="of:=[.C11]*[.C11]" office:value-type="float" office:value="5707321" calcext:value-type="float">
            <text:p>5707321</text:p>
          </table:table-cell>
          <table:table-cell table:formula="of:=[.D11]*[.C11]" office:value-type="float" office:value="13634789869" calcext:value-type="float">
            <text:p>13634789869</text:p>
          </table:table-cell>
          <table:table-cell table:formula="of:=[.C11]*[.E11]" office:value-type="float" office:value="32573512997041" calcext:value-type="float">
            <text:p>32573512997041</text:p>
          </table:table-cell>
          <table:table-cell/>
          <table:table-cell table:formula="of:=ROUND([.$A$27]*[.F11]+[.$B$27]*[.E11]+[.$C$27]*[.D11]+[.$D$27]*[.C11]+[.$E$27];0)" office:value-type="float" office:value="50" calcext:value-type="float">
            <text:p>50</text:p>
          </table:table-cell>
          <table:table-cell table:formula="of:=ROUND([.$A$31]*[.E11]+[.$B$31]*[.D11]+[.$C$31]*[.C11]+[.$D$31])" office:value-type="float" office:value="49" calcext:value-type="float">
            <text:p>49</text:p>
          </table:table-cell>
          <table:table-cell table:formula="of:=ROUND([.$A$35]*[.D11]+[.$B$35]*[.C11]+[.$C$35];0)" office:value-type="float" office:value="45" calcext:value-type="float">
            <text:p>45</text:p>
          </table:table-cell>
          <table:table-cell table:style-name="ce18" table:formula="of:=ROUND(50*([.C11]-2290)/112;0)+10"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table:style-name="ce3" office:value-type="float" office:value="3840" calcext:value-type="float">
            <text:p>3840</text:p>
          </table:table-cell>
          <table:table-cell table:style-name="ce11" table:formula="of:=[.B11]-5" office:value-type="float" office:value="50" calcext:value-type="float">
            <text:p>50</text:p>
          </table:table-cell>
          <table:table-cell table:formula="of:=ROUND(([.$A12]*4096)/6600;0)" office:value-type="float" office:value="2383" calcext:value-type="float">
            <text:p>2383</text:p>
          </table:table-cell>
          <table:table-cell table:formula="of:=[.C12]*[.C12]" office:value-type="float" office:value="5678689" calcext:value-type="float">
            <text:p>5678689</text:p>
          </table:table-cell>
          <table:table-cell table:formula="of:=[.D12]*[.C12]" office:value-type="float" office:value="13532315887" calcext:value-type="float">
            <text:p>13532315887</text:p>
          </table:table-cell>
          <table:table-cell table:formula="of:=[.C12]*[.E12]" office:value-type="float" office:value="32247508758721" calcext:value-type="float">
            <text:p>32247508758721</text:p>
          </table:table-cell>
          <table:table-cell/>
          <table:table-cell table:formula="of:=ROUND([.$A$27]*[.F12]+[.$B$27]*[.E12]+[.$C$27]*[.D12]+[.$D$27]*[.C12]+[.$E$27];0)" office:value-type="float" office:value="48" calcext:value-type="float">
            <text:p>48</text:p>
          </table:table-cell>
          <table:table-cell table:formula="of:=ROUND([.$A$31]*[.E12]+[.$B$31]*[.D12]+[.$C$31]*[.C12]+[.$D$31])" office:value-type="float" office:value="47" calcext:value-type="float">
            <text:p>47</text:p>
          </table:table-cell>
          <table:table-cell table:formula="of:=ROUND([.$A$35]*[.D12]+[.$B$35]*[.C12]+[.$C$35];0)" office:value-type="float" office:value="44" calcext:value-type="float">
            <text:p>44</text:p>
          </table:table-cell>
          <table:table-cell table:style-name="ce18" table:formula="of:=ROUND(50*([.C12]-2290)/112;0)+10"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table:style-name="ce3" office:value-type="float" office:value="3820" calcext:value-type="float">
            <text:p>3820</text:p>
          </table:table-cell>
          <table:table-cell table:style-name="ce11" table:formula="of:=[.B12]-5" office:value-type="float" office:value="45" calcext:value-type="float">
            <text:p>45</text:p>
          </table:table-cell>
          <table:table-cell table:formula="of:=ROUND(([.$A13]*4096)/6600;0)" office:value-type="float" office:value="2371" calcext:value-type="float">
            <text:p>2371</text:p>
          </table:table-cell>
          <table:table-cell table:formula="of:=[.C13]*[.C13]" office:value-type="float" office:value="5621641" calcext:value-type="float">
            <text:p>5621641</text:p>
          </table:table-cell>
          <table:table-cell table:formula="of:=[.D13]*[.C13]" office:value-type="float" office:value="13328910811" calcext:value-type="float">
            <text:p>13328910811</text:p>
          </table:table-cell>
          <table:table-cell table:formula="of:=[.C13]*[.E13]" office:value-type="float" office:value="31602847532881" calcext:value-type="float">
            <text:p>31602847532881</text:p>
          </table:table-cell>
          <table:table-cell/>
          <table:table-cell table:formula="of:=ROUND([.$A$27]*[.F13]+[.$B$27]*[.E13]+[.$C$27]*[.D13]+[.$D$27]*[.C13]+[.$E$27];0)" office:value-type="float" office:value="44" calcext:value-type="float">
            <text:p>44</text:p>
          </table:table-cell>
          <table:table-cell table:formula="of:=ROUND([.$A$31]*[.E13]+[.$B$31]*[.D13]+[.$C$31]*[.C13]+[.$D$31])" office:value-type="float" office:value="43" calcext:value-type="float">
            <text:p>43</text:p>
          </table:table-cell>
          <table:table-cell table:formula="of:=ROUND([.$A$35]*[.D13]+[.$B$35]*[.C13]+[.$C$35];0)" office:value-type="float" office:value="41" calcext:value-type="float">
            <text:p>41</text:p>
          </table:table-cell>
          <table:table-cell table:style-name="ce18" table:formula="of:=ROUND(50*([.C13]-2290)/112;0)+10"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style-name="ce3" office:value-type="float" office:value="3800" calcext:value-type="float">
            <text:p>3800</text:p>
          </table:table-cell>
          <table:table-cell table:style-name="ce11" table:formula="of:=[.B13]-5" office:value-type="float" office:value="40" calcext:value-type="float">
            <text:p>40</text:p>
          </table:table-cell>
          <table:table-cell table:formula="of:=ROUND(([.$A14]*4096)/6600;0)" office:value-type="float" office:value="2358" calcext:value-type="float">
            <text:p>2358</text:p>
          </table:table-cell>
          <table:table-cell table:formula="of:=[.C14]*[.C14]" office:value-type="float" office:value="5560164" calcext:value-type="float">
            <text:p>5560164</text:p>
          </table:table-cell>
          <table:table-cell table:formula="of:=[.D14]*[.C14]" office:value-type="float" office:value="13110866712" calcext:value-type="float">
            <text:p>13110866712</text:p>
          </table:table-cell>
          <table:table-cell table:formula="of:=[.C14]*[.E14]" office:value-type="float" office:value="30915423706896" calcext:value-type="float">
            <text:p>30915423706896</text:p>
          </table:table-cell>
          <table:table-cell/>
          <table:table-cell table:formula="of:=ROUND([.$A$27]*[.F14]+[.$B$27]*[.E14]+[.$C$27]*[.D14]+[.$D$27]*[.C14]+[.$E$27];0)" office:value-type="float" office:value="39" calcext:value-type="float">
            <text:p>39</text:p>
          </table:table-cell>
          <table:table-cell table:formula="of:=ROUND([.$A$31]*[.E14]+[.$B$31]*[.D14]+[.$C$31]*[.C14]+[.$D$31])" office:value-type="float" office:value="38" calcext:value-type="float">
            <text:p>38</text:p>
          </table:table-cell>
          <table:table-cell table:formula="of:=ROUND([.$A$35]*[.D14]+[.$B$35]*[.C14]+[.$C$35];0)" office:value-type="float" office:value="38" calcext:value-type="float">
            <text:p>38</text:p>
          </table:table-cell>
          <table:table-cell table:style-name="ce18" table:formula="of:=ROUND(50*([.C14]-2290)/112;0)+10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3" office:value-type="float" office:value="3790" calcext:value-type="float">
            <text:p>3790</text:p>
          </table:table-cell>
          <table:table-cell table:style-name="ce11" table:formula="of:=[.B14]-5" office:value-type="float" office:value="35" calcext:value-type="float">
            <text:p>35</text:p>
          </table:table-cell>
          <table:table-cell table:formula="of:=ROUND(([.$A15]*4096)/6600;0)" office:value-type="float" office:value="2352" calcext:value-type="float">
            <text:p>2352</text:p>
          </table:table-cell>
          <table:table-cell table:formula="of:=[.C15]*[.C15]" office:value-type="float" office:value="5531904" calcext:value-type="float">
            <text:p>5531904</text:p>
          </table:table-cell>
          <table:table-cell table:formula="of:=[.D15]*[.C15]" office:value-type="float" office:value="13011038208" calcext:value-type="float">
            <text:p>13011038208</text:p>
          </table:table-cell>
          <table:table-cell table:formula="of:=[.C15]*[.E15]" office:value-type="float" office:value="30601961865216" calcext:value-type="float">
            <text:p>30601961865216</text:p>
          </table:table-cell>
          <table:table-cell/>
          <table:table-cell table:formula="of:=ROUND([.$A$27]*[.F15]+[.$B$27]*[.E15]+[.$C$27]*[.D15]+[.$D$27]*[.C15]+[.$E$27];0)" office:value-type="float" office:value="37" calcext:value-type="float">
            <text:p>37</text:p>
          </table:table-cell>
          <table:table-cell table:formula="of:=ROUND([.$A$31]*[.E15]+[.$B$31]*[.D15]+[.$C$31]*[.C15]+[.$D$31])" office:value-type="float" office:value="36" calcext:value-type="float">
            <text:p>36</text:p>
          </table:table-cell>
          <table:table-cell table:formula="of:=ROUND([.$A$35]*[.D15]+[.$B$35]*[.C15]+[.$C$35];0)" office:value-type="float" office:value="37" calcext:value-type="float">
            <text:p>37</text:p>
          </table:table-cell>
          <table:table-cell table:style-name="ce18" table:formula="of:=ROUND(50*([.C15]-2290)/112;0)+10"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table:style-name="ce3" office:value-type="float" office:value="3770" calcext:value-type="float">
            <text:p>3770</text:p>
          </table:table-cell>
          <table:table-cell table:style-name="ce11" table:formula="of:=[.B15]-5" office:value-type="float" office:value="30" calcext:value-type="float">
            <text:p>30</text:p>
          </table:table-cell>
          <table:table-cell table:formula="of:=ROUND(([.$A16]*4096)/6600;0)" office:value-type="float" office:value="2340" calcext:value-type="float">
            <text:p>2340</text:p>
          </table:table-cell>
          <table:table-cell table:formula="of:=[.C16]*[.C16]" office:value-type="float" office:value="5475600" calcext:value-type="float">
            <text:p>5475600</text:p>
          </table:table-cell>
          <table:table-cell table:formula="of:=[.D16]*[.C16]" office:value-type="float" office:value="12812904000" calcext:value-type="float">
            <text:p>12812904000</text:p>
          </table:table-cell>
          <table:table-cell table:formula="of:=[.C16]*[.E16]" office:value-type="float" office:value="29982195360000" calcext:value-type="float">
            <text:p>29982195360000</text:p>
          </table:table-cell>
          <table:table-cell/>
          <table:table-cell table:formula="of:=ROUND([.$A$27]*[.F16]+[.$B$27]*[.E16]+[.$C$27]*[.D16]+[.$D$27]*[.C16]+[.$E$27];0)" office:value-type="float" office:value="33" calcext:value-type="float">
            <text:p>33</text:p>
          </table:table-cell>
          <table:table-cell table:formula="of:=ROUND([.$A$31]*[.E16]+[.$B$31]*[.D16]+[.$C$31]*[.C16]+[.$D$31])" office:value-type="float" office:value="32" calcext:value-type="float">
            <text:p>32</text:p>
          </table:table-cell>
          <table:table-cell table:formula="of:=ROUND([.$A$35]*[.D16]+[.$B$35]*[.C16]+[.$C$35];0)" office:value-type="float" office:value="34" calcext:value-type="float">
            <text:p>34</text:p>
          </table:table-cell>
          <table:table-cell table:style-name="ce18" table:formula="of:=ROUND(50*([.C16]-2290)/112;0)+10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3" office:value-type="float" office:value="3750" calcext:value-type="float">
            <text:p>3750</text:p>
          </table:table-cell>
          <table:table-cell table:style-name="ce11" table:formula="of:=[.B16]-5" office:value-type="float" office:value="25" calcext:value-type="float">
            <text:p>25</text:p>
          </table:table-cell>
          <table:table-cell table:formula="of:=ROUND(([.$A17]*4096)/6600;0)" office:value-type="float" office:value="2327" calcext:value-type="float">
            <text:p>2327</text:p>
          </table:table-cell>
          <table:table-cell table:formula="of:=[.C17]*[.C17]" office:value-type="float" office:value="5414929" calcext:value-type="float">
            <text:p>5414929</text:p>
          </table:table-cell>
          <table:table-cell table:formula="of:=[.D17]*[.C17]" office:value-type="float" office:value="12600539783" calcext:value-type="float">
            <text:p>12600539783</text:p>
          </table:table-cell>
          <table:table-cell table:formula="of:=[.C17]*[.E17]" office:value-type="float" office:value="29321456075041" calcext:value-type="float">
            <text:p>29321456075041</text:p>
          </table:table-cell>
          <table:table-cell/>
          <table:table-cell table:formula="of:=ROUND([.$A$27]*[.F17]+[.$B$27]*[.E17]+[.$C$27]*[.D17]+[.$D$27]*[.C17]+[.$E$27];0)" office:value-type="float" office:value="28" calcext:value-type="float">
            <text:p>28</text:p>
          </table:table-cell>
          <table:table-cell table:formula="of:=ROUND([.$A$31]*[.E17]+[.$B$31]*[.D17]+[.$C$31]*[.C17]+[.$D$31])" office:value-type="float" office:value="27" calcext:value-type="float">
            <text:p>27</text:p>
          </table:table-cell>
          <table:table-cell table:formula="of:=ROUND([.$A$35]*[.D17]+[.$B$35]*[.C17]+[.$C$35];0)" office:value-type="float" office:value="31" calcext:value-type="float">
            <text:p>31</text:p>
          </table:table-cell>
          <table:table-cell table:style-name="ce18" table:formula="of:=ROUND(50*([.C17]-2290)/112;0)+10"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3" office:value-type="float" office:value="3730" calcext:value-type="float">
            <text:p>3730</text:p>
          </table:table-cell>
          <table:table-cell table:style-name="ce11" table:formula="of:=[.B17]-5" office:value-type="float" office:value="20" calcext:value-type="float">
            <text:p>20</text:p>
          </table:table-cell>
          <table:table-cell table:formula="of:=ROUND(([.$A18]*4096)/6600;0)" office:value-type="float" office:value="2315" calcext:value-type="float">
            <text:p>2315</text:p>
          </table:table-cell>
          <table:table-cell table:formula="of:=[.C18]*[.C18]" office:value-type="float" office:value="5359225" calcext:value-type="float">
            <text:p>5359225</text:p>
          </table:table-cell>
          <table:table-cell table:formula="of:=[.D18]*[.C18]" office:value-type="float" office:value="12406605875" calcext:value-type="float">
            <text:p>12406605875</text:p>
          </table:table-cell>
          <table:table-cell table:formula="of:=[.C18]*[.E18]" office:value-type="float" office:value="28721292600625" calcext:value-type="float">
            <text:p>28721292600625</text:p>
          </table:table-cell>
          <table:table-cell/>
          <table:table-cell table:formula="of:=ROUND([.$A$27]*[.F18]+[.$B$27]*[.E18]+[.$C$27]*[.D18]+[.$D$27]*[.C18]+[.$E$27];0)" office:value-type="float" office:value="23" calcext:value-type="float">
            <text:p>23</text:p>
          </table:table-cell>
          <table:table-cell table:formula="of:=ROUND([.$A$31]*[.E18]+[.$B$31]*[.D18]+[.$C$31]*[.C18]+[.$D$31])" office:value-type="float" office:value="23" calcext:value-type="float">
            <text:p>23</text:p>
          </table:table-cell>
          <table:table-cell table:formula="of:=ROUND([.$A$35]*[.D18]+[.$B$35]*[.C18]+[.$C$35];0)" office:value-type="float" office:value="29" calcext:value-type="float">
            <text:p>29</text:p>
          </table:table-cell>
          <table:table-cell table:style-name="ce18" table:formula="of:=ROUND(50*([.C18]-2290)/112;0)+10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3" office:value-type="float" office:value="3710" calcext:value-type="float">
            <text:p>3710</text:p>
          </table:table-cell>
          <table:table-cell table:style-name="ce11" table:formula="of:=[.B18]-5" office:value-type="float" office:value="15" calcext:value-type="float">
            <text:p>15</text:p>
          </table:table-cell>
          <table:table-cell table:formula="of:=ROUND(([.$A19]*4096)/6600;0)" office:value-type="float" office:value="2302" calcext:value-type="float">
            <text:p>2302</text:p>
          </table:table-cell>
          <table:table-cell table:formula="of:=[.C19]*[.C19]" office:value-type="float" office:value="5299204" calcext:value-type="float">
            <text:p>5299204</text:p>
          </table:table-cell>
          <table:table-cell table:formula="of:=[.D19]*[.C19]" office:value-type="float" office:value="12198767608" calcext:value-type="float">
            <text:p>12198767608</text:p>
          </table:table-cell>
          <table:table-cell table:formula="of:=[.C19]*[.E19]" office:value-type="float" office:value="28081563033616" calcext:value-type="float">
            <text:p>28081563033616</text:p>
          </table:table-cell>
          <table:table-cell/>
          <table:table-cell table:formula="of:=ROUND([.$A$27]*[.F19]+[.$B$27]*[.E19]+[.$C$27]*[.D19]+[.$D$27]*[.C19]+[.$E$27];0)" office:value-type="float" office:value="19" calcext:value-type="float">
            <text:p>19</text:p>
          </table:table-cell>
          <table:table-cell table:formula="of:=ROUND([.$A$31]*[.E19]+[.$B$31]*[.D19]+[.$C$31]*[.C19]+[.$D$31])" office:value-type="float" office:value="19" calcext:value-type="float">
            <text:p>19</text:p>
          </table:table-cell>
          <table:table-cell table:formula="of:=ROUND([.$A$35]*[.D19]+[.$B$35]*[.C19]+[.$C$35];0)" office:value-type="float" office:value="26" calcext:value-type="float">
            <text:p>26</text:p>
          </table:table-cell>
          <table:table-cell table:style-name="ce18" table:formula="of:=ROUND(50*([.C19]-2290)/112;0)+10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3" office:value-type="float" office:value="3690" calcext:value-type="float">
            <text:p>3690</text:p>
          </table:table-cell>
          <table:table-cell table:style-name="ce11" table:formula="of:=[.B19]-5" office:value-type="float" office:value="10" calcext:value-type="float">
            <text:p>10</text:p>
          </table:table-cell>
          <table:table-cell table:formula="of:=ROUND(([.$A20]*4096)/6600;0)" office:value-type="float" office:value="2290" calcext:value-type="float">
            <text:p>2290</text:p>
          </table:table-cell>
          <table:table-cell table:formula="of:=[.C20]*[.C20]" office:value-type="float" office:value="5244100" calcext:value-type="float">
            <text:p>5244100</text:p>
          </table:table-cell>
          <table:table-cell table:formula="of:=[.D20]*[.C20]" office:value-type="float" office:value="12008989000" calcext:value-type="float">
            <text:p>12008989000</text:p>
          </table:table-cell>
          <table:table-cell table:formula="of:=[.C20]*[.E20]" office:value-type="float" office:value="27500584810000" calcext:value-type="float">
            <text:p>27500584810000</text:p>
          </table:table-cell>
          <table:table-cell/>
          <table:table-cell table:formula="of:=ROUND([.$A$27]*[.F20]+[.$B$27]*[.E20]+[.$C$27]*[.D20]+[.$D$27]*[.C20]+[.$E$27];0)" office:value-type="float" office:value="14" calcext:value-type="float">
            <text:p>14</text:p>
          </table:table-cell>
          <table:table-cell table:formula="of:=ROUND([.$A$31]*[.E20]+[.$B$31]*[.D20]+[.$C$31]*[.C20]+[.$D$31])" office:value-type="float" office:value="15" calcext:value-type="float">
            <text:p>15</text:p>
          </table:table-cell>
          <table:table-cell table:formula="of:=ROUND([.$A$35]*[.D20]+[.$B$35]*[.C20]+[.$C$35];0)" office:value-type="float" office:value="24" calcext:value-type="float">
            <text:p>24</text:p>
          </table:table-cell>
          <table:table-cell table:style-name="ce19" table:formula="of:=ROUND(10*([.C20]-2029)/261;0)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float" office:value="3610" calcext:value-type="float">
            <text:p>3610</text:p>
          </table:table-cell>
          <table:table-cell table:style-name="ce11" table:formula="of:=[.B20]-5" office:value-type="float" office:value="5" calcext:value-type="float">
            <text:p>5</text:p>
          </table:table-cell>
          <table:table-cell table:formula="of:=ROUND(([.$A21]*4096)/6600;0)" office:value-type="float" office:value="2240" calcext:value-type="float">
            <text:p>2240</text:p>
          </table:table-cell>
          <table:table-cell table:formula="of:=[.C21]*[.C21]" office:value-type="float" office:value="5017600" calcext:value-type="float">
            <text:p>5017600</text:p>
          </table:table-cell>
          <table:table-cell table:formula="of:=[.D21]*[.C21]" office:value-type="float" office:value="11239424000" calcext:value-type="float">
            <text:p>11239424000</text:p>
          </table:table-cell>
          <table:table-cell table:formula="of:=[.C21]*[.E21]" office:value-type="float" office:value="25176309760000" calcext:value-type="float">
            <text:p>25176309760000</text:p>
          </table:table-cell>
          <table:table-cell/>
          <table:table-cell table:formula="of:=ROUND([.$A$27]*[.F21]+[.$B$27]*[.E21]+[.$C$27]*[.D21]+[.$D$27]*[.C21]+[.$E$27];0)" office:value-type="float" office:value="-3" calcext:value-type="float">
            <text:p>-3</text:p>
          </table:table-cell>
          <table:table-cell table:formula="of:=ROUND([.$A$31]*[.E21]+[.$B$31]*[.D21]+[.$C$31]*[.C21]+[.$D$31])" office:value-type="float" office:value="0" calcext:value-type="float">
            <text:p>0</text:p>
          </table:table-cell>
          <table:table-cell table:formula="of:=ROUND([.$A$35]*[.D21]+[.$B$35]*[.C21]+[.$C$35];0)" office:value-type="float" office:value="15" calcext:value-type="float">
            <text:p>15</text:p>
          </table:table-cell>
          <table:table-cell table:style-name="ce19" table:formula="of:=ROUND(10*([.C21]-2029)/261;0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3" office:value-type="float" office:value="3270" calcext:value-type="float">
            <text:p>3270</text:p>
          </table:table-cell>
          <table:table-cell table:style-name="ce11" office:value-type="float" office:value="0" calcext:value-type="float">
            <text:p>0</text:p>
          </table:table-cell>
          <table:table-cell table:formula="of:=ROUND(([.$A22]*4096)/6600;0)" office:value-type="float" office:value="2029" calcext:value-type="float">
            <text:p>2029</text:p>
          </table:table-cell>
          <table:table-cell table:formula="of:=[.C22]*[.C22]" office:value-type="float" office:value="4116841" calcext:value-type="float">
            <text:p>4116841</text:p>
          </table:table-cell>
          <table:table-cell table:formula="of:=[.D22]*[.C22]" office:value-type="float" office:value="8353070389" calcext:value-type="float">
            <text:p>8353070389</text:p>
          </table:table-cell>
          <table:table-cell table:formula="of:=[.C22]*[.E22]" office:value-type="float" office:value="16948379819281" calcext:value-type="float">
            <text:p>16948379819281</text:p>
          </table:table-cell>
          <table:table-cell/>
          <table:table-cell table:formula="of:=ROUND([.$A$27]*[.F22]+[.$B$27]*[.E22]+[.$C$27]*[.D22]+[.$D$27]*[.C22]+[.$E$27];0)" office:value-type="float" office:value="0" calcext:value-type="float">
            <text:p>0</text:p>
          </table:table-cell>
          <table:table-cell table:formula="of:=ROUND([.$A$31]*[.E22]+[.$B$31]*[.D22]+[.$C$31]*[.C22]+[.$D$31])" office:value-type="float" office:value="-0" calcext:value-type="float">
            <text:p>0</text:p>
          </table:table-cell>
          <table:table-cell table:formula="of:=ROUND([.$A$35]*[.D22]+[.$B$35]*[.C22]+[.$C$35];0)" office:value-type="float" office:value="-9" calcext:value-type="float">
            <text:p>-9</text:p>
          </table:table-cell>
          <table:table-cell table:style-name="ce19" table:formula="of:=ROUND(10*([.C22]-2029)/261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4" table:number-rows-spanned="1">
            <text:p>'Charge = C4*ADC⁴ + C3*ADC³ + C2*ADC² +C1*ADC + C0</text:p>
          </table:table-cell>
          <table:covered-table-cell table:number-columns-repeated="3" table:style-name="ce12"/>
          <table:table-cell table:style-name="ce14"/>
          <table:table-cell table:number-columns-repeated="1019"/>
        </table:table-row>
        <table:table-row table:style-name="ro2">
          <table:table-cell table:style-name="ce7"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ce15" office:value-type="string" calcext:value-type="string">
            <text:p>C0</text:p>
          </table:table-cell>
          <table:table-cell table:number-columns-repeated="1019"/>
        </table:table-row>
        <table:table-row table:style-name="ro2">
          <table:table-cell table:style-name="ce8" table:number-matrix-columns-spanned="5" table:number-matrix-rows-spanned="1" table:formula="of:=LINEST([.B2:.B22];[.C2:.F22];1)" office:value-type="float" office:value="0.00000000291730913777" calcext:value-type="float">
            <text:p>2,91730913777181E-09</text:p>
          </table:table-cell>
          <table:table-cell table:style-name="ce13" office:value-type="float" office:value="-0.0000294550743907193" calcext:value-type="float">
            <text:p>-2,94550743907193E-05</text:p>
          </table:table-cell>
          <table:table-cell table:style-name="ce13" office:value-type="float" office:value="0.110830744691532" calcext:value-type="float">
            <text:p>0,110830744691532</text:p>
          </table:table-cell>
          <table:table-cell table:style-name="ce13" office:value-type="float" office:value="-183.983328996516" calcext:value-type="float">
            <text:p>-183,983328996516</text:p>
          </table:table-cell>
          <table:table-cell table:style-name="ce16" office:value-type="float" office:value="113626.561284821" calcext:value-type="float">
            <text:p>113626,56128482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4" table:number-rows-spanned="1">
            <text:p>'Charge = C3*ADC³ + C2*ADC² +C1*ADC + C0</text:p>
          </table:table-cell>
          <table:covered-table-cell table:number-columns-repeated="2" table:style-name="ce12"/>
          <table:covered-table-cell table:style-name="ce14"/>
          <table:table-cell table:number-columns-repeated="1020"/>
        </table:table-row>
        <table:table-row table:style-name="ro2">
          <table:table-cell table:style-name="ce10"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ce15" office:value-type="string" calcext:value-type="string">
            <text:p>C0</text:p>
          </table:table-cell>
          <table:table-cell table:number-columns-repeated="1020"/>
        </table:table-row>
        <table:table-row table:style-name="ro2">
          <table:table-cell table:style-name="ce8" table:number-matrix-columns-spanned="4" table:number-matrix-rows-spanned="1" table:formula="of:=LINEST([.B2:.B22];[.C2:.E22];1)" office:value-type="float" office:value="-0.00000215551658036154" calcext:value-type="float">
            <text:p>-2,15551658036154E-06</text:p>
          </table:table-cell>
          <table:table-cell table:style-name="ce13" office:value-type="float" office:value="0.0152712050681824" calcext:value-type="float">
            <text:p>0,015271205068183</text:p>
          </table:table-cell>
          <table:table-cell table:style-name="ce13" office:value-type="float" office:value="-35.7058634382438" calcext:value-type="float">
            <text:p>-35,7058634382438</text:p>
          </table:table-cell>
          <table:table-cell table:style-name="ce16" office:value-type="float" office:value="27583.1486449662" calcext:value-type="float">
            <text:p>27583,148644966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3" table:number-rows-spanned="1">
            <text:p>'Charge = C2*ADC² +C1*ADC + C0</text:p>
          </table:table-cell>
          <table:covered-table-cell table:style-name="ce12"/>
          <table:covered-table-cell table:style-name="ce14"/>
          <table:table-cell table:number-columns-repeated="1021"/>
        </table:table-row>
        <table:table-row table:style-name="ro2">
          <table:table-cell table:style-name="ce10"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ce15" office:value-type="string" calcext:value-type="string">
            <text:p>C0</text:p>
          </table:table-cell>
          <table:table-cell table:number-columns-repeated="1021"/>
        </table:table-row>
        <table:table-row table:style-name="ro2">
          <table:table-cell table:style-name="ce8" table:number-matrix-columns-spanned="3" table:number-matrix-rows-spanned="1" table:formula="of:=LINEST([.B2:.B22];[.C2:.D22];1)" office:value-type="float" office:value="0.000263870260029193" calcext:value-type="float">
            <text:p>0,000263870260029</text:p>
          </table:table-cell>
          <table:table-cell table:style-name="ce13" office:value-type="float" office:value="-1.01528334137422" calcext:value-type="float">
            <text:p>-1,01528334137422</text:p>
          </table:table-cell>
          <table:table-cell table:style-name="ce16" office:value-type="float" office:value="964.853207848874" calcext:value-type="float">
            <text:p>964,853207848874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s" table:style-name="ta1">
        <table:shapes>
          <draw:frame draw:z-index="0" draw:style-name="gr1" draw:text-style-name="P1" svg:width="28.521cm" svg:height="14.641cm" svg:x="2.364cm" svg:y="0.108cm">
            <draw:object draw:notify-on-update-of-ranges="Data.A1:Data.A1 Data.B2:Data.B22 Data.B1:Data.B1 Data.B2:Data.B22 Data.C2:Data.C22 Data.K1:Data.K1 Data.K2:Data.K22 Data.C2:Data.C22 Data.H1:Data.H1 Data.H2:Data.H22 Data.C2:Data.C22 Data.I1:Data.I1 Data.I2:Data.I22 Data.C2:Data.C22 Data.J1:Data.J1 Data.J2:Data.J22 Data.C2:Data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8:55:11.786000000</meta:creation-date>
    <dc:date>2022-04-13T10:25:45.447000000</dc:date>
    <meta:editing-duration>PT35M3S</meta:editing-duration>
    <meta:editing-cycles>6</meta:editing-cycles>
    <meta:generator>LibreOffice/7.1.4.2$Windows_X86_64 LibreOffice_project/a529a4fab45b75fefc5b6226684193eb000654f6</meta:generator>
    <meta:document-statistic meta:table-count="3" meta:cell-count="2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22cm" svg:height="14.642cm" xlink:href=".." xlink:type="simple" chart:class="chart:scatter" chart:style-name="ch1">
        <chart:legend chart:legend-position="end" svg:x="25.612cm" svg:y="6.011cm" style:legend-expansion="high" chart:style-name="ch2"/>
        <chart:plot-area chart:style-name="ch3" table:cell-range-address="Data.A1:Data.B1 Data.B2:Data.C22 Data.H1:Data.K22" chart:data-source-has-labels="both" svg:x="0.57cm" svg:y="0.292cm" svg:width="24.472cm" svg:height="14.058cm">
          <chart:coordinate-region svg:x="1.329cm" svg:y="0.495cm" svg:width="23.266cm" svg:height="13.653cm"/>
          <chart:axis chart:dimension="x" chart:name="primary-x" chart:style-name="ch4" chartooo:axis-type="auto">
            <chart:categories table:cell-range-address="Data.B2:Data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22" chart:label-cell-address="Data.B1:Data.B1" chart:class="chart:scatter">
            <chart:domain table:cell-range-address="Data.C2:Data.C22"/>
            <chart:data-point chart:repeated="18"/>
            <chart:data-point chart:style-name="ch8"/>
            <chart:data-point chart:repeated="2"/>
          </chart:series>
          <chart:series chart:style-name="ch9" chart:values-cell-range-address="Data.K2:Data.K22" chart:label-cell-address="Data.K1:Data.K1" chart:class="chart:scatter">
            <chart:data-point chart:repeated="21"/>
          </chart:series>
          <chart:series chart:style-name="ch10" chart:values-cell-range-address="Data.H2:Data.H22" chart:label-cell-address="Data.H1:Data.H1" chart:class="chart:scatter">
            <chart:data-point chart:repeated="21"/>
          </chart:series>
          <chart:series chart:style-name="ch11" chart:values-cell-range-address="Data.I2:Data.I22" chart:label-cell-address="Data.I1:Data.I1" chart:class="chart:scatter">
            <chart:data-point chart:repeated="21"/>
          </chart:series>
          <chart:series chart:style-name="ch12" chart:values-cell-range-address="Data.J2:Data.J22" chart:label-cell-address="Data.J1:Data.J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harge %</text:p>
                <draw:g>
                  <svg:desc>Data.B1:Data.B1</svg:desc>
                </draw:g>
              </table:table-cell>
              <table:table-cell office:value-type="string">
                <text:p>AdHoc</text:p>
                <draw:g>
                  <svg:desc>Data.K1:Data.K1</svg:desc>
                </draw:g>
              </table:table-cell>
              <table:table-cell office:value-type="string">
                <text:p>Grade4</text:p>
                <draw:g>
                  <svg:desc>Data.H1:Data.H1</svg:desc>
                </draw:g>
              </table:table-cell>
              <table:table-cell office:value-type="string">
                <text:p>Grade3</text:p>
                <draw:g>
                  <svg:desc>Data.I1:Data.I1</svg:desc>
                </draw:g>
              </table:table-cell>
              <table:table-cell office:value-type="string">
                <text:p>Grade2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.B2:Data.B22</svg:desc>
                </draw:g>
              </table:table-cell>
              <table:table-cell office:value-type="float" office:value="2607">
                <text:p>2607</text:p>
                <draw:g>
                  <svg:desc>Data.C2:Data.C22</svg:desc>
                </draw:g>
              </table:table-cell>
              <table:table-cell office:value-type="float" office:value="100">
                <text:p>100</text:p>
                <draw:g>
                  <svg:desc>Data.B2:Data.B22</svg:desc>
                </draw:g>
              </table:table-cell>
              <table:table-cell office:value-type="float" office:value="100">
                <text:p>100</text:p>
                <draw:g>
                  <svg:desc>Data.K2:Data.K22</svg:desc>
                </draw:g>
              </table:table-cell>
              <table:table-cell office:value-type="float" office:value="98">
                <text:p>98</text:p>
                <draw:g>
                  <svg:desc>Data.H2:Data.H22</svg:desc>
                </draw:g>
              </table:table-cell>
              <table:table-cell office:value-type="float" office:value="96">
                <text:p>96</text:p>
                <draw:g>
                  <svg:desc>Data.I2:Data.I22</svg:desc>
                </draw:g>
              </table:table-cell>
              <table:table-cell office:value-type="float" office:value="111">
                <text:p>111</text:p>
                <draw:g>
                  <svg:desc>Data.J2:Data.J22</svg:desc>
                </draw:g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576">
                <text:p>257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51">
                <text:p>255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532">
                <text:p>253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95">
                <text:p>2495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70">
                <text:p>247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51">
                <text:p>24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427">
                <text:p>242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02">
                <text:p>240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89">
                <text:p>2389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83">
                <text:p>238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371">
                <text:p>237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58">
                <text:p>235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52">
                <text:p>235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40">
                <text:p>234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27">
                <text:p>2327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15">
                <text:p>231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02">
                <text:p>230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90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0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